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0pt" fo:font-weight="bold" officeooo:rsid="00128afe" officeooo:paragraph-rsid="00128afe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40pt" fo:font-weight="bold" officeooo:rsid="00128afe" officeooo:paragraph-rsid="00128afe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32pt" fo:font-weight="bold" officeooo:rsid="00128afe" officeooo:paragraph-rsid="00128afe" style:font-size-asian="28pt" style:font-weight-asian="bold" style:font-size-complex="3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6pt" fo:font-weight="bold" officeooo:rsid="00128afe" officeooo:paragraph-rsid="00128afe" style:font-size-asian="26pt" style:font-weight-asian="bold" style:font-size-complex="2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22pt" fo:font-weight="normal" officeooo:rsid="0013823b" officeooo:paragraph-rsid="0013823b" style:font-size-asian="22pt" style:font-weight-asian="normal" style:font-size-complex="22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style:font-name="Times New Roman" fo:font-size="22pt" fo:font-weight="normal" officeooo:rsid="0014ea3e" officeooo:paragraph-rsid="0014ea3e" style:font-size-asian="22pt" style:font-weight-asian="normal" style:font-size-complex="2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Times New Roman" fo:font-size="22pt" fo:font-weight="normal" officeooo:rsid="00165f64" officeooo:paragraph-rsid="00165f64" style:font-size-asian="22pt" style:font-weight-asian="normal" style:font-size-complex="2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22pt" fo:font-weight="bold" officeooo:rsid="00165f64" officeooo:paragraph-rsid="00165f64" style:font-size-asian="22pt" style:font-weight-asian="bold" style:font-size-complex="22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22pt" fo:font-weight="bold" officeooo:rsid="0014ea3e" officeooo:paragraph-rsid="00169293" style:font-size-asian="22pt" style:font-weight-asian="bold" style:font-size-complex="22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22pt" fo:font-weight="bold" officeooo:rsid="0014ea3e" officeooo:paragraph-rsid="0017a088" style:font-size-asian="22pt" style:font-weight-asian="bold" style:font-size-complex="2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22pt" fo:font-weight="bold" officeooo:rsid="0017a088" officeooo:paragraph-rsid="0017a088" style:font-size-asian="22pt" style:font-weight-asian="bold" style:font-size-complex="22pt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22pt" fo:font-weight="bold" officeooo:rsid="00197147" officeooo:paragraph-rsid="00197147" style:font-size-asian="22pt" style:font-weight-asian="bold" style:font-size-complex="22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22pt" fo:font-weight="bold" officeooo:rsid="001acd6b" officeooo:paragraph-rsid="001acd6b" style:font-size-asian="22pt" style:font-weight-asian="bold" style:font-size-complex="22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22pt" fo:font-weight="bold" officeooo:rsid="001c93e0" officeooo:paragraph-rsid="001c93e0" style:font-size-asian="22pt" style:font-weight-asian="bold" style:font-size-complex="22pt" style:font-weight-complex="bold"/>
    </style:style>
    <style:style style:name="P15" style:family="paragraph" style:parent-style-name="Standard">
      <style:paragraph-properties fo:text-align="center" style:justify-single-word="false" fo:break-before="page"/>
      <style:text-properties style:font-name="Times New Roman" fo:font-size="20pt" fo:font-weight="bold" officeooo:rsid="00132c9a" officeooo:paragraph-rsid="00132c9a" style:font-size-asian="17.5pt" style:font-weight-asian="bold" style:font-size-complex="20pt" style:font-weight-complex="bold"/>
    </style:style>
    <style:style style:name="P16" style:family="paragraph" style:parent-style-name="Standard">
      <style:paragraph-properties fo:text-align="center" style:justify-single-word="false" fo:break-before="page"/>
      <style:text-properties style:font-name="Times New Roman" fo:font-size="22pt" fo:font-weight="bold" officeooo:rsid="00165f64" officeooo:paragraph-rsid="00165f64" style:font-size-asian="22pt" style:font-weight-asian="bold" style:font-size-complex="22pt" style:font-weight-complex="bold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Times New Roman" fo:font-size="22pt" fo:font-weight="bold" officeooo:rsid="0014ea3e" officeooo:paragraph-rsid="00169293" style:font-size-asian="22pt" style:font-weight-asian="bold" style:font-size-complex="22pt" style:font-weight-complex="bold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Times New Roman" fo:font-size="22pt" fo:font-weight="bold" officeooo:rsid="0017a088" officeooo:paragraph-rsid="0017a088" style:font-size-asian="22pt" style:font-weight-asian="bold" style:font-size-complex="22pt" style:font-weight-complex="bold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Times New Roman" fo:font-size="22pt" fo:font-weight="bold" officeooo:rsid="001acd6b" officeooo:paragraph-rsid="001acd6b" style:font-size-asian="22pt" style:font-weight-asian="bold" style:font-size-complex="22pt" style:font-weight-complex="bold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1"><text:span text:style-name="T1"/></text:p>
      <text:p text:style-name="P2">Gesture Based UI Project Design Document </text:p>
      <text:p text:style-name="P3">by</text:p>
      <text:p text:style-name="P4">Brendan Toolan &amp; Antaine O Cognhaile</text:p>
      <text:p text:style-name="P1"/>
      <text:p text:style-name="P1"/>
      <text:p text:style-name="P15">Table of Contents</text:p>
      <text:p text:style-name="P5"/>
      <text:list xml:id="list1870777938" text:style-name="L2">
        <text:list-item>
          <text:p text:style-name="P6">Introduction ..... </text:p>
        </text:list-item>
        <text:list-item>
          <text:p text:style-name="P6">Purpose of the application .....</text:p>
        </text:list-item>
        <text:list-item>
          <text:p text:style-name="P6">Gestures Indentified .....</text:p>
        </text:list-item>
        <text:list-item>
          <text:p text:style-name="P6">Hardware Used ......</text:p>
        </text:list-item>
        <text:list-item>
          <text:p text:style-name="P6">Architecture. ....</text:p>
        </text:list-item>
        <text:list-item>
          <text:p text:style-name="P6">Conclusions &amp; Recommendations .....</text:p>
        </text:list-item>
        <text:list-item>
          <text:p text:style-name="P7">References .......</text:p>
        </text:list-item>
      </text:list>
      <text:p text:style-name="P16">Introduction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7">Purpose of the application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Gestures Indentified</text:p>
      <text:p text:style-name="P18">Hardware Used in creating Application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Acrhitecture for the Solution</text:p>
      <text:p text:style-name="P19">Conclusions &amp; Recommendations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Referen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7:27:27.130450250</meta:creation-date>
    <dc:date>2020-04-07T18:10:49.611354600</dc:date>
    <meta:editing-duration>PT7M24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6" meta:paragraph-count="18" meta:word-count="64" meta:character-count="434" meta:non-whitespace-character-count="393"/>
  </office:meta>
</office:document-meta>
</file>